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0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eeeee" fo:border="0.06pt solid #000000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Calibri" style:font-size-asian="11pt" style:language-asian="ar" style:country-asian="SA"/>
    </style:style>
    <style:style style:name="ce54" style:family="table-cell" style:parent-style-name="Default">
      <style:table-cell-properties fo:border="0.06pt solid #000000"/>
    </style:style>
    <style:style style:name="T1" style:family="text">
      <style:text-properties fo:color="#468a1a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4" style:family="text">
      <style:text-properties fo:color="#808080"/>
    </style:style>
    <style:style style:name="T5" style:family="text">
      <style:text-properties fo:color="#666666"/>
    </style:style>
    <style:style style:name="T6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8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c9211e" fo:font-weight="bold" style:font-weight-asian="bold" style:font-weight-complex="bold"/>
    </style:style>
    <style:style style:name="T9" style:family="text">
      <style:text-properties style:font-name-complex="Lohit Devanagari" fo:font-size="10pt" fo:language="ru" fo:country="RU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weight-asian="normal" style:font-size-asian="11pt" style:font-name-asian="Calibri" style:language-asian="ar" style:country-asian="SA" style:font-name="Consolas" style:text-underline-style="none" style:text-underline-color="font-color" style:text-emphasize="none" fo:font-size="10pt" fo:font-weight="normal" style:text-line-through-type="none" fo:color="#000000" style:font-size-complex="10pt" fo:language="en" fo:country="US" fo:text-shadow="none" style:text-outline="false" style:font-style-asian="normal" style:font-name-complex="Consolas" style:font-weight-complex="normal" style:font-relief="none" style:language-complex="hi" style:country-complex="IN" style:font-style-complex="normal" style:text-overline-style="none" style:text-overline-color="font-color" fo:font-style="normal" style:text-line-through-mode="continuous"/>
    </style:style>
    <style:style style:name="T13" style:family="text">
      <style:text-properties style:font-weight-asian="normal" style:font-size-asian="11pt" style:font-name-asian="Calibri" style:language-asian="ar" style:country-asian="SA" style:font-name="Consolas" style:text-underline-style="none" style:text-underline-color="font-color" style:text-emphasize="none" fo:font-size="10pt" fo:font-weight="normal" style:text-line-through-type="none" style:font-size-complex="10pt" fo:language="en" fo:country="US" fo:text-shadow="none" style:text-outline="false" style:font-style-asian="normal" style:font-name-complex="Consolas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/>
    </style:style>
    <style:style style:name="T1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Lohit Devanagari" style:font-name="Calibri" fo:language="ru" fo:country="RU"/>
    </style:style>
    <style:style style:name="T1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onsolas" style:font-name-complex="Consolas" fo:language="en" fo:country="US"/>
    </style:style>
    <style:style style:name="T1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style:font-name-complex="Consolas" fo:language="en" fo:country="US" style:font-weight-complex="bold" fo:color="#800000"/>
    </style:style>
    <style:style style:name="T1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style:font-weight-complex="normal" fo:color="#000000" style:font-name="Calibri" fo:language="ru" fo:country="RU"/>
    </style:style>
    <style:style style:name="T1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Consolas" fo:language="en" fo:country="US" style:font-name="Consolas"/>
    </style:style>
    <style:style style:name="T1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Consolas" fo:language="en" fo:country="US" style:font-name="Consolas" fo:color="#800000" style:font-weight-complex="bold"/>
    </style:style>
    <style:style style:name="T2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="Calibri" fo:color="#000000" style:font-weight-complex="normal" style:font-name-complex="Lohit Devanagari"/>
    </style:style>
    <style:style style:name="T2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weight-complex="normal" fo:language="en" fo:country="US" style:font-name-complex="Consolas" style:font-name="Consolas"/>
    </style:style>
    <style:style style:name="T2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en" fo:country="US" style:font-name-complex="Consolas" style:font-name="Consolas" fo:color="#800000" style:font-weight-complex="bold"/>
    </style:style>
    <style:style style:name="T2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alibri" style:font-name-complex="Lohit Devanagari" fo:language="ru" fo:country="RU" fo:color="#000000" style:font-weight-complex="normal"/>
    </style:style>
    <style:style style:name="T2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weight-complex="normal" fo:language="en" fo:country="US" style:font-name="Consolas" style:font-name-complex="Consolas"/>
    </style:style>
    <style:style style:name="T2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en" fo:country="US" style:font-name="Consolas" style:font-name-complex="Consolas" style:font-weight-complex="bold" fo:color="#800000"/>
    </style:style>
    <style:style style:name="T2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-complex="Lohit Devanagari" style:font-weight-complex="normal" style:font-name="Calibri" fo:color="#000000"/>
    </style:style>
    <style:style style:name="T2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fo:language="en" fo:country="US" style:font-name-complex="Consolas" style:font-name="Consolas"/>
    </style:style>
    <style:style style:name="T2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-complex="Consolas" style:font-name="Consolas" fo:color="#000080"/>
    </style:style>
    <style:style style:name="T2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="Calibri" style:font-name-complex="Lohit Devanagari" fo:language="ru" fo:country="RU" fo:color="#000000"/>
    </style:style>
    <style:style style:name="T3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Consolas" style:font-name="Consolas" fo:language="en" fo:country="US"/>
    </style:style>
    <style:style style:name="T3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0080"/>
    </style:style>
    <style:style style:name="T3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alibri" style:font-name-complex="Lohit Devanagari" fo:language="ru" fo:country="RU"/>
    </style:style>
    <style:style style:name="T3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 style:font-name-complex="Consolas" fo:language="en" fo:country="US" style:font-name="Consolas"/>
    </style:style>
    <style:style style:name="T3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alibri" style:font-weight-complex="normal" fo:language="ru" fo:country="RU" style:font-name-complex="Lohit Devanagari" fo:color="#000000"/>
    </style:style>
    <style:style style:name="T3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style:font-name-complex="Consolas" fo:language="en" fo:country="US" fo:color="#800000" style:font-weight-complex="bold"/>
    </style:style>
    <style:style style:name="T3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fo:language="ru" fo:country="RU" style:font-name="Calibri" style:font-weight-complex="normal" fo:color="#000000"/>
    </style:style>
    <style:style style:name="T3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="Consolas" fo:language="en" fo:country="US" style:font-name-complex="Consolas"/>
    </style:style>
    <style:style style:name="T3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="Consolas" fo:language="en" fo:country="US" style:font-name-complex="Consolas" fo:color="#000080"/>
    </style:style>
    <style:style style:name="T3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Lohit Devanagari" fo:language="ru" fo:country="RU" fo:color="#000000" style:font-name="Calibri"/>
    </style:style>
    <style:style style:name="T4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style:font-name-complex="Lohit Devanagari" fo:color="#000000" style:font-name="Calibri"/>
    </style:style>
    <style:style style:name="T4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800000" style:font-name="Consolas" style:font-name-complex="Consolas" style:font-weight-complex="bold" fo:language="en" fo:country="US"/>
    </style:style>
    <style:style style:name="T4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-complex="Lohit Devanagari" fo:color="#000000" style:font-name="Calibri" style:font-weight-complex="normal" fo:language="ru" fo:country="RU"/>
    </style:style>
    <style:style style:name="T4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="Consolas" style:font-name-complex="Consolas" fo:color="#000080"/>
    </style:style>
    <style:style style:name="T4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style:font-name="Calibri" style:font-name-complex="Lohit Devanagari" fo:color="#000000"/>
    </style:style>
    <style:style style:name="T4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style:font-name-complex="Lohit Devanagari" style:font-name="Calibri" fo:color="#000000" style:font-weight-complex="normal"/>
    </style:style>
    <style:style style:name="T4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en" fo:country="US" style:font-name="Consolas" style:font-name-complex="Consolas" fo:color="#008000"/>
    </style:style>
    <style:style style:name="T4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style:font-name-complex="Consolas" fo:language="en" fo:country="US" style:font-name="Consolas" fo:color="#800000"/>
    </style:style>
    <style:style style:name="T4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language="ru" fo:country="RU" fo:color="#000000" style:font-name-complex="Lohit Devanagari" style:font-name="Calibri"/>
    </style:style>
    <style:style style:name="T4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fo:language="en" fo:country="US" fo:color="#008000" style:font-name="Consolas"/>
    </style:style>
    <style:style style:name="T5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fo:language="en" fo:country="US" style:font-name="Consolas" fo:color="#000000"/>
    </style:style>
    <style:style style:name="T51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fo:color="#000000" style:font-name="Calibri" style:font-name-complex="Lohit Devanagari" style:font-weight-complex="normal"/>
    </style:style>
    <style:style style:name="T52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8000"/>
    </style:style>
    <style:style style:name="T53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style:font-name-complex="Consolas" style:font-name="Consolas" fo:language="en" fo:country="US" fo:color="#000000"/>
    </style:style>
    <style:style style:name="T54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normal" fo:color="#000000" style:font-name-complex="Lohit Devanagari" fo:language="ru" fo:country="RU" style:font-name="Calibri"/>
    </style:style>
    <style:style style:name="T55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color="#800000" style:font-name-complex="Consolas" style:font-name="Consolas" fo:language="en" fo:country="US"/>
    </style:style>
    <style:style style:name="T56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language="ru" fo:country="RU" fo:color="#000000" style:font-name-complex="Lohit Devanagari" style:font-weight-complex="normal" style:font-name="Calibri"/>
    </style:style>
    <style:style style:name="T57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weight-complex="bold" fo:language="en" fo:country="US" fo:color="#800000" style:font-name="Consolas" style:font-name-complex="Consolas"/>
    </style:style>
    <style:style style:name="T58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000000" style:font-name="Calibri" fo:language="ru" fo:country="RU" style:font-name-complex="Lohit Devanagari" style:font-weight-complex="normal"/>
    </style:style>
    <style:style style:name="T59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fo:color="#800000" style:font-name="Consolas" fo:language="en" fo:country="US" style:font-name-complex="Consolas" style:font-weight-complex="bold"/>
    </style:style>
    <style:style style:name="T60" style:family="text">
      <style:text-properties style:font-weight-asian="normal" style:font-size-asian="11pt" style:font-name-asian="Calibri" style:language-asian="ar" style:country-asian="SA" style:text-underline-style="none" style:text-underline-color="font-color" style:text-emphasize="none" fo:font-size="10pt" fo:font-weight="normal" style:text-line-through-type="none" style:font-size-complex="10pt" fo:text-shadow="none" style:text-outline="false" style:font-style-asian="normal" style:font-relief="none" style:language-complex="hi" style:country-complex="IN" style:font-style-complex="normal" style:text-overline-style="none" style:text-overline-color="font-color" fo:font-style="normal" style:text-line-through-mode="continuous" style:font-name="Consolas" fo:language="en" fo:country="US" style:font-name-complex="Consolas" fo:color="#ff0000" style:font-weight-complex="normal"/>
    </style:style>
    <style:style style:name="T61" style:family="text">
      <style:text-properties fo:font-weight="normal"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fo:font-size="10pt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fo:color="#008000" style:font-name="Consolas" fo:language="en" fo:country="US" style:language-asian="ar" style:country-asian="SA" style:font-name-asian="Calibri" style:font-name-complex="Consolas" style:font-size-asian="11pt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fo:color="#008000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Consolas" fo:language="en" fo:country="US" style:language-asian="ar" style:country-asian="SA" style:font-name-asian="Calibri" style:font-name-complex="Consolas" style:font-size-asian="11pt" style:use-window-font-color="true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fo:language="en" fo:country="US" style:language-asian="ar" style:country-asian="SA" style:font-name-asian="Calibri" style:font-name-complex="Consolas" style:font-size-asian="11pt" style:use-window-font-color="tru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45"/>
        <table:table-column table:style-name="co2" table:default-cell-style-name="ce45"/>
        <table:table-column table:style-name="co3" table:number-columns-repeated="62" table:default-cell-style-name="ce45"/>
        <table:table-column table:style-name="co3" table:number-columns-repeated="960" table:default-cell-style-name="ce46"/>
        <table:table-row table:style-name="ro1">
          <table:table-cell table:style-name="ce37" office:value-type="string" calcext:value-type="string">
            <text:p>pg_dump</text:p>
          </table:table-cell>
          <table:table-cell table:style-name="ce37"/>
          <table:table-cell table:number-columns-repeated="1022"/>
        </table:table-row>
        <table:table-row table:style-name="ro1" table:number-rows-repeated="7">
          <table:table-cell table:style-name="ce38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pg_restore </text:p>
          </table:table-cell>
          <table:table-cell table:style-name="ce37"/>
          <table:table-cell table:number-columns-repeated="1022"/>
        </table:table-row>
        <table:table-row table:style-name="ro2">
          <table:table-cell table:style-name="ce39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39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<text:span text:style-name="T2">-d </text:span><text:span text:style-name="T3"> //database</text:span>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9" office:value-type="string" calcext:value-type="string">
            <text:p>-h <text:span text:style-name="T4">//host</text:span>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9" office:value-type="string" calcext:value-type="string">
            <text:p>-U<text:span text:style-name="T4"> //user</text:span></text:p>
          </table:table-cell>
          <table:table-cell table:style-name="ce39"/>
          <table:table-cell table:number-columns-repeated="1022"/>
        </table:table-row>
        <table:table-row table:style-name="ro2">
          <table:table-cell table:style-name="ce39" office:value-type="string" calcext:value-type="string">
            <text:p>-n  <text:span text:style-name="T4">// schema to use</text:span></text:p>
          </table:table-cell>
          <table:table-cell table:style-name="ce39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-N <text:span text:style-name="T4">// schema NOT to use</text:span></text:p>
          </table:table-cell>
          <table:table-cell table:style-name="ce39"/>
          <table:table-cell table:number-columns-repeated="1022"/>
        </table:table-row>
        <table:table-row table:style-name="ro2">
          <table:table-cell table:style-name="ce39" office:value-type="string" calcext:value-type="string">
            <text:p>DROP SCHEMA schema_name CASCADE;</text:p>
            <text:p>CREATE SCHEMA schema_name;</text:p>
          </table:table-cell>
          <table:table-cell table:style-name="ce39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3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3">
          <table:table-cell table:style-name="ce39" table:number-columns-repeated="2"/>
          <table:table-cell table:number-columns-repeated="1022"/>
        </table:table-row>
        <table:table-row table:style-name="ro1" table:number-rows-repeated="2">
          <table:table-cell table:style-name="ce41"/>
          <table:table-cell table:style-name="ce39"/>
          <table:table-cell table:number-columns-repeated="1022"/>
        </table:table-row>
        <table:table-row table:style-name="ro1" table:number-rows-repeated="2">
          <table:table-cell table:style-name="ce42" table:number-columns-repeated="2"/>
          <table:table-cell table:number-columns-repeated="1022"/>
        </table:table-row>
        <table:table-row table:style-name="ro1" table:number-rows-repeated="5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37" table:number-columns-repeated="2"/>
          <table:table-cell table:number-columns-repeated="1022"/>
        </table:table-row>
        <table:table-row table:style-name="ro1" table:number-rows-repeated="5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37" table:number-columns-repeated="2"/>
          <table:table-cell table:number-columns-repeated="1022"/>
        </table:table-row>
        <table:table-row table:style-name="ro1" table:number-rows-repeated="9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37" table:number-columns-repeated="2"/>
          <table:table-cell table:number-columns-repeated="1022"/>
        </table:table-row>
        <table:table-row table:style-name="ro1" table:number-rows-repeated="2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38"/>
          <table:table-cell table:style-name="ce39"/>
          <table:table-cell table:number-columns-repeated="1022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3" table:number-columns-repeated="2"/>
          <table:table-cell table:number-columns-repeated="1022"/>
        </table:table-row>
        <table:table-row table:style-name="ro1" table:number-rows-repeated="5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4" table:number-columns-repeated="2"/>
          <table:table-cell table:number-columns-repeated="1022"/>
        </table:table-row>
        <table:table-row table:style-name="ro1" table:number-rows-repeated="2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4" table:number-columns-repeated="2"/>
          <table:table-cell table:number-columns-repeated="1022"/>
        </table:table-row>
        <table:table-row table:style-name="ro1" table:number-rows-repeated="6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5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4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2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19">
          <table:table-cell table:style-name="ce39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45"/>
        <table:table-column table:style-name="co2" table:default-cell-style-name="ce45"/>
        <table:table-row table:style-name="ro1">
          <table:table-cell table:style-name="ce37" office:value-type="string" calcext:value-type="string">
            <text:p>Установка</text:p>
          </table:table-cell>
          <table:table-cell table:style-name="ce37"/>
        </table:table-row>
        <table:table-row table:style-name="ro1">
          <table:table-cell table:style-name="ce38" office:value-type="string" calcext:value-type="string">
            <text:p>sudo apt-get install postgresql-12</text:p>
          </table:table-cell>
          <table:table-cell table:style-name="ce38" office:value-type="string" calcext:value-type="string">
            <text:p>установка в Linux Mint</text:p>
          </table:table-cell>
        </table:table-row>
        <table:table-row table:style-name="ro1">
          <table:table-cell table:style-name="ce38" table:number-columns-repeated="2"/>
        </table:table-row>
        <table:table-row table:style-name="ro2">
          <table:table-cell table:style-name="ce38" office:value-type="string" calcext:value-type="string">
            <text:p>sudo passwd postgres</text:p>
          </table:table-cell>
          <table:table-cell table:style-name="ce38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38" table:number-columns-repeated="2"/>
        </table:table-row>
        <table:table-row table:style-name="ro1">
          <table:table-cell table:style-name="ce38" office:value-type="string" calcext:value-type="string">
            <text:p>sudo systemctl enable postgresql</text:p>
          </table:table-cell>
          <table:table-cell table:style-name="ce38" office:value-type="string" calcext:value-type="string">
            <text:p>Добавляем PostgreSQL в автозагрузку</text:p>
          </table:table-cell>
        </table:table-row>
        <table:table-row table:style-name="ro1">
          <table:table-cell table:style-name="ce38" table:number-columns-repeated="2"/>
        </table:table-row>
        <table:table-row table:style-name="ro1">
          <table:table-cell table:style-name="ce37" office:value-type="string" calcext:value-type="string">
            <text:p>Установка PgAdmin4 в Linux Mint</text:p>
          </table:table-cell>
          <table:table-cell table:style-name="ce37" office:value-type="string" calcext:value-type="string">
            <text:p><text:a xlink:href="https://stackoverflow.com/questions/68777587/solved-linux-mint-20-x-ubuntu-based-cant-install-pgadmin4" xlink:type="simple">https://stackoverflow.com/questions/68777587/solved-linux-mint-20-x-ubuntu-based-cant-install-pgadmin4</text:a></text:p>
          </table:table-cell>
        </table:table-row>
        <table:table-row table:style-name="ro2">
          <table:table-cell table:style-name="ce38" office:value-type="string" calcext:value-type="string">
            <text:p><text:span text:style-name="T5"># Install the public key for the repository (if not done previously):</text:span></text:p>
            <text:p>sudo curl https://www.pgadmin.org/static/packages_pgadmin_org.pub | sudo apt-key add</text:p>
          </table:table-cell>
          <table:table-cell table:style-name="ce38"/>
        </table:table-row>
        <table:table-row table:style-name="ro3">
          <table:table-cell table:style-name="ce38" office:value-type="string" calcext:value-type="string">
            <text:p><text:span text:style-name="T6"># Create the repository configuration file:</text:span></text:p>
            <text:p><text:span text:style-name="T6"># SEE MODIFICATION BELOW</text:span></text:p>
            <text:p><text:span text:style-name="T7">sudo sh -c 'echo "deb https://ftp.postgresql.org/pub/pgadmin/pgadmin4/apt/</text:span><text:span text:style-name="T8">focal</text:span><text:span text:style-name="T9"> pgadmin4 main" &gt; /etc/apt/sources.list.d/pgadmin4.list &amp;&amp; apt update'</text:span></text:p>
            <text:p/>
            <text:p/>
          </table:table-cell>
          <table:table-cell table:style-name="ce38"/>
        </table:table-row>
        <table:table-row table:style-name="ro4">
          <table:table-cell table:style-name="ce38" office:value-type="string" calcext:value-type="string">
            <text:p><text:span text:style-name="T6"># Install pgAdmin</text:span></text:p>
            <text:p><text:span text:style-name="T6"># Install for both desktop and web modes:</text:span></text:p>
            <text:p><text:span text:style-name="T10">sudo apt install pgadmin4</text:span></text:p>
          </table:table-cell>
          <table:table-cell table:style-name="ce38"/>
        </table:table-row>
        <table:table-row table:style-name="ro5">
          <table:table-cell table:style-name="ce38" office:value-type="string" calcext:value-type="string">
            <text:p><text:span text:style-name="T6"># Install for desktop mode only:</text:span></text:p>
            <text:p><text:span text:style-name="T10">sudo apt install pgadmin4-desktop</text:span></text:p>
            <text:p/>
            <text:p><text:span text:style-name="T6"># Install for web mode only: </text:span></text:p>
            <text:p><text:span text:style-name="T10">sudo apt install pgadmin4-web </text:span></text:p>
            <text:p/>
            <text:p><text:span text:style-name="T6"># Configure the webserver, if you installed pgadmin4-web:</text:span></text:p>
            <text:p><text:span text:style-name="T10">sudo /usr/pgadmin4/bin/setup-web.sh</text:span></text:p>
          </table:table-cell>
          <table:table-cell table:style-name="ce38"/>
        </table:table-row>
        <table:table-row table:style-name="ro1" table:number-rows-repeated="2">
          <table:table-cell table:style-name="ce38" table:number-columns-repeated="2"/>
        </table:table-row>
        <table:table-row table:style-name="ro1">
          <table:table-cell table:style-name="ce37" office:value-type="string" calcext:value-type="string">
            <text:p>Сменить пароль юзера</text:p>
          </table:table-cell>
          <table:table-cell table:style-name="ce37"/>
        </table:table-row>
        <table:table-row table:style-name="ro1">
          <table:table-cell table:style-name="ce38" office:value-type="string" calcext:value-type="string">
            <text:p>sudo -u user_name psql db_name</text:p>
          </table:table-cell>
          <table:table-cell table:style-name="ce38" office:value-type="string" calcext:value-type="string">
            <text:p>Войти в базу без пароля (под рутом надо делать)</text:p>
          </table:table-cell>
        </table:table-row>
        <table:table-row table:style-name="ro1">
          <table:table-cell table:style-name="ce38" office:value-type="string" calcext:value-type="string">
            <text:p>ALTER USER user_name WITH PASSWORD 'new_password';</text:p>
          </table:table-cell>
          <table:table-cell table:style-name="ce38" office:value-type="string" calcext:value-type="string">
            <text:p>Меняем пароль на новый</text:p>
          </table:table-cell>
        </table:table-row>
        <table:table-row table:style-name="ro1">
          <table:table-cell table:style-name="ce38" table:number-columns-repeated="2"/>
        </table:table-row>
        <table:table-row table:style-name="ro1">
          <table:table-cell table:style-name="ce37" office:value-type="string" calcext:value-type="string">
            <text:p>Старт</text:p>
          </table:table-cell>
          <table:table-cell table:style-name="ce37"/>
        </table:table-row>
        <table:table-row table:style-name="ro1">
          <table:table-cell table:style-name="ce39" table:number-columns-repeated="2"/>
        </table:table-row>
        <table:table-row table:style-name="ro1">
          <table:table-cell table:style-name="ce39" office:value-type="string" calcext:value-type="string">
            <text:p><text:span text:style-name="T10">sudo </text:span>service postgresql initdb</text:p>
          </table:table-cell>
          <table:table-cell table:style-name="ce39" office:value-type="string" calcext:value-type="string">
            <text:p>Инициируем базу данных</text:p>
          </table:table-cell>
        </table:table-row>
        <table:table-row table:style-name="ro1">
          <table:table-cell table:style-name="ce39" office:value-type="string" calcext:value-type="string">
            <text:p>sudo systemctl enable postgresql</text:p>
          </table:table-cell>
          <table:table-cell table:style-name="ce39" office:value-type="string" calcext:value-type="string">
            <text:p>Подключаем постгресс в автозагрузку</text:p>
          </table:table-cell>
        </table:table-row>
        <table:table-row table:style-name="ro1">
          <table:table-cell table:style-name="ce39" office:value-type="string" calcext:value-type="string">
            <text:p><text:span text:style-name="T10">sudo</text:span> systemctl start postgresql</text:p>
          </table:table-cell>
          <table:table-cell table:style-name="ce39" office:value-type="string" calcext:value-type="string">
            <text:p>Стартуем сервис postgresql</text:p>
          </table:table-cell>
        </table:table-row>
        <table:table-row table:style-name="ro1" table:number-rows-repeated="4">
          <table:table-cell table:style-name="ce39" table:number-columns-repeated="2"/>
        </table:table-row>
        <table:table-row table:style-name="ro1">
          <table:table-cell table:style-name="ce37" office:value-type="string" calcext:value-type="string">
            <text:p>Анализ, информация</text:p>
          </table:table-cell>
          <table:table-cell table:style-name="ce37"/>
        </table:table-row>
        <table:table-row table:style-name="ro1">
          <table:table-cell table:style-name="ce39" office:value-type="string" calcext:value-type="string">
            <text:p>service postgresql status</text:p>
          </table:table-cell>
          <table:table-cell table:style-name="ce39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39" office:value-type="string" calcext:value-type="string">
            <text:p>pg_config --version</text:p>
          </table:table-cell>
          <table:table-cell table:style-name="ce39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47" office:value-type="string" calcext:value-type="string">
            <text:p>psql --version</text:p>
          </table:table-cell>
          <table:table-cell table:style-name="ce39" office:value-type="string" calcext:value-type="string">
            <text:p>Узнаём текущую версию клиента Pos</text:p>
          </table:table-cell>
        </table:table-row>
        <table:table-row table:style-name="ro1">
          <table:table-cell table:style-name="ce47" office:value-type="string" calcext:value-type="string">
            <text:p>psql -U &lt;username&gt; -l</text:p>
          </table:table-cell>
          <table:table-cell table:style-name="ce39" office:value-type="string" calcext:value-type="string">
            <text:p>Вывести данные по существующим базам</text:p>
          </table:table-cell>
        </table:table-row>
        <table:table-row table:style-name="ro2">
          <table:table-cell table:style-name="ce47" office:value-type="string" calcext:value-type="string">
            <text:p><text:span text:style-name="T10">psql -U &lt;username&gt;</text:span> -d &lt;database&gt;</text:p>
            <text:p>\d</text:p>
          </table:table-cell>
          <table:table-cell table:style-name="ce39" office:value-type="string" calcext:value-type="string">
            <text:p>Вывести имеющиеся таблицы</text:p>
          </table:table-cell>
        </table:table-row>
        <table:table-row table:style-name="ro1">
          <table:table-cell table:style-name="ce41"/>
          <table:table-cell table:style-name="ce39"/>
        </table:table-row>
        <table:table-row table:style-name="ro1" table:number-rows-repeated="2">
          <table:table-cell table:style-name="ce39" table:number-columns-repeated="2"/>
        </table:table-row>
        <table:table-row table:style-name="ro1">
          <table:table-cell table:style-name="ce12" office:value-type="string" calcext:value-type="string">
            <text:p>Действия в командной строке Postgres</text:p>
          </table:table-cell>
          <table:table-cell table:style-name="ce12"/>
        </table:table-row>
        <table:table-row table:style-name="ro2">
          <table:table-cell table:style-name="ce49" office:value-type="string" calcext:value-type="string">
            <text:p>su -- postgres</text:p>
            <text:p><text:span text:style-name="T11">psql</text:span></text:p>
          </table:table-cell>
          <table:table-cell table:style-name="ce39" office:value-type="string" calcext:value-type="string">
            <text:p>Вход в командную строку Postgres</text:p>
          </table:table-cell>
        </table:table-row>
        <table:table-row table:style-name="ro1">
          <table:table-cell table:style-name="ce49" office:value-type="string" calcext:value-type="string">
            <text:p>createdb -O postgres async_test</text:p>
          </table:table-cell>
          <table:table-cell table:style-name="ce39" office:value-type="string" calcext:value-type="string">
            <text:p><text:span text:style-name="T10">Инициируем базу данных "async_test</text:span>"</text:p>
          </table:table-cell>
        </table:table-row>
        <table:table-row table:style-name="ro1">
          <table:table-cell table:style-name="ce47" office:value-type="string" calcext:value-type="string">
            <text:p>createuser -D -A -P ranty</text:p>
          </table:table-cell>
          <table:table-cell table:style-name="ce39" office:value-type="string" calcext:value-type="string">
            <text:p><text:span text:style-name="T10">Создаём пользователя "ranty</text:span>"</text:p>
          </table:table-cell>
        </table:table-row>
        <table:table-row table:style-name="ro1">
          <table:table-cell table:style-name="ce47" office:value-type="string" calcext:value-type="string">
            <text:p>exit</text:p>
          </table:table-cell>
          <table:table-cell table:style-name="ce39" office:value-type="string" calcext:value-type="string">
            <text:p>Выйти из psql-терминала</text:p>
          </table:table-cell>
        </table:table-row>
        <table:table-row table:style-name="ro1">
          <table:table-cell table:style-name="ce50" table:number-columns-repeated="2"/>
        </table:table-row>
        <table:table-row table:style-name="ro1">
          <table:table-cell table:style-name="ce51" office:value-type="string" calcext:value-type="string">
            <text:p>psql -U username -h 172.22.130.87 -d mydatabase </text:p>
          </table:table-cell>
          <table:table-cell table:style-name="ce54" office:value-type="string" calcext:value-type="string">
            <text:p>Входим в ком. строку базы данных, после чего можем вводить голые запросы</text:p>
          </table:table-cell>
        </table:table-row>
        <table:table-row table:style-name="ro1">
          <table:table-cell table:style-name="ce47" office:value-type="string" calcext:value-type="string">
            <text:p>SELECT * FROM mytable;</text:p>
          </table:table-cell>
          <table:table-cell table:style-name="ce39" office:value-type="string" calcext:value-type="string">
            <text:p>Вводим в ком. строке запросы</text:p>
          </table:table-cell>
        </table:table-row>
        <table:table-row table:style-name="ro1">
          <table:table-cell table:style-name="ce47" office:value-type="string" calcext:value-type="string">
            <text:p>psql postgresql://dbmaster:5433/mydb?sslmode=require</text:p>
          </table:table-cell>
          <table:table-cell table:style-name="ce39" office:value-type="string" calcext:value-type="string">
            <text:p>Вход в ком.строку базы по строке connectable</text:p>
          </table:table-cell>
        </table:table-row>
        <table:table-row table:style-name="ro1">
          <table:table-cell table:style-name="ce47"/>
          <table:table-cell table:style-name="ce39"/>
        </table:table-row>
        <table:table-row table:style-name="ro1">
          <table:table-cell table:style-name="ce16" office:value-type="string" calcext:value-type="string">
            <text:p>Установка расширений в шаблон. Чтоб новые БД создавались сразу с расширением</text:p>
          </table:table-cell>
          <table:table-cell table:style-name="ce37"/>
        </table:table-row>
        <table:table-row table:style-name="ro2">
          <table:table-cell table:style-name="ce47" office:value-type="string" calcext:value-type="string">
            <text:p>psql -d template1 -c 'create extension postgres_fdw;'</text:p>
            <text:p/>
          </table:table-cell>
          <table:table-cell table:style-name="ce39" office:value-type="string" calcext:value-type="string">
            <text:p>установка расширения в шаблон</text:p>
          </table:table-cell>
        </table:table-row>
        <table:table-row table:style-name="ro2">
          <table:table-cell table:style-name="ce47" office:value-type="string" calcext:value-type="string">
            <text:p>psql -d template1 -c 'GRANT USAGE ON FOREIGN DATA WRAPPER postgres_fdw TO PUBLIC;'</text:p>
          </table:table-cell>
          <table:table-cell table:style-name="ce39" office:value-type="string" calcext:value-type="string">
            <text:p>предоставление прав доступа всем к этому расширению</text:p>
          </table:table-cell>
        </table:table-row>
        <table:table-row table:style-name="ro1" table:number-rows-repeated="3">
          <table:table-cell table:style-name="ce47"/>
          <table:table-cell table:style-name="ce39"/>
        </table:table-row>
        <table:table-row table:style-name="ro1">
          <table:table-cell table:style-name="ce37" office:value-type="string" calcext:value-type="string">
            <text:p>Запросы</text:p>
          </table:table-cell>
          <table:table-cell table:style-name="ce37"/>
        </table:table-row>
        <table:table-row table:style-name="ro1">
          <table:table-cell table:style-name="ce52" office:value-type="string" calcext:value-type="string">
            <text:p>psql -U username -d mydatabase -c 'SELECT * FROM mytable'</text:p>
          </table:table-cell>
          <table:table-cell table:style-name="ce39" office:value-type="string" calcext:value-type="string">
            <text:p>запрос к базе делается либо так через атрибут -c</text:p>
          </table:table-cell>
        </table:table-row>
        <table:table-row table:style-name="ro1">
          <table:table-cell table:style-name="ce39" office:value-type="string" calcext:value-type="string">
            <text:p>psql -U username -h 172.22.130.87 -d mydatabase </text:p>
          </table:table-cell>
          <table:table-cell table:style-name="ce39" office:value-type="string" calcext:value-type="string">
            <text:p>Либо после входа в ком. строку конкретной базы</text:p>
          </table:table-cell>
        </table:table-row>
        <table:table-row table:style-name="ro1">
          <table:table-cell table:style-name="ce39" table:number-columns-repeated="2"/>
        </table:table-row>
        <table:table-row table:style-name="ro6">
          <table:table-cell table:style-name="ce53" office:value-type="string" calcext:value-type="string">
            <text:p><text:span text:style-name="T12">\</text:span><text:span text:style-name="T13">copy</text:span><text:span text:style-name="T14"> </text:span><text:span text:style-name="T15">(</text:span><text:span text:style-name="T16">SELECT</text:span><text:span text:style-name="T17"> </text:span><text:span text:style-name="T18">* </text:span><text:span text:style-name="T19">FROM</text:span><text:span text:style-name="T20"> </text:span><text:span text:style-name="T21">yamal.gpa_nd1 </text:span><text:span text:style-name="T22">join</text:span><text:span text:style-name="T23"> </text:span><text:span text:style-name="T24">yamal.gpa_nd2 </text:span><text:span text:style-name="T25">on</text:span><text:span text:style-name="T26"> </text:span><text:span text:style-name="T27">yamal.gpa_nd1.</text:span><text:span text:style-name="T28">"DateTime"</text:span><text:span text:style-name="T29"> </text:span><text:span text:style-name="T30">= yamal.gpa_nd2.</text:span><text:span text:style-name="T31">"DateTime"</text:span><text:span text:style-name="T32"> </text:span><text:span text:style-name="T33">join</text:span><text:span text:style-name="T34"> </text:span><text:span text:style-name="T15">yamal.gpa_nd3 </text:span><text:span text:style-name="T35">on</text:span><text:span text:style-name="T36"> </text:span><text:span text:style-name="T37">yamal.gpa_nd1.</text:span><text:span text:style-name="T38">"DateTime"</text:span><text:span text:style-name="T39"> </text:span><text:span text:style-name="T27">= yamal.gpa_nd3.</text:span><text:span text:style-name="T28">"DateTime"</text:span><text:span text:style-name="T40"> </text:span><text:span text:style-name="T41">where</text:span><text:span text:style-name="T42"> </text:span><text:span text:style-name="T24">yamal.gpa_nd1.</text:span><text:span text:style-name="T43">"DateTime"</text:span><text:span text:style-name="T44"> </text:span><text:span text:style-name="T33">between</text:span><text:span text:style-name="T45"> </text:span><text:span text:style-name="T46">'2021-08-01 00:00:00'</text:span><text:span text:style-name="T39"> </text:span><text:span text:style-name="T47">and</text:span><text:span text:style-name="T48"> </text:span><text:span text:style-name="T49">'2021-10-12 23:59:00'</text:span><text:span text:style-name="T50">) </text:span><text:span text:style-name="T19">to</text:span><text:span text:style-name="T51"> </text:span><text:span text:style-name="T52">'</text:span><text:span text:style-name="T53">./</text:span><text:span text:style-name="T52">output.csv'</text:span><text:span text:style-name="T54"> </text:span><text:span text:style-name="T55">with</text:span><text:span text:style-name="T56"> </text:span><text:span text:style-name="T57">csv</text:span><text:span text:style-name="T58"> </text:span><text:span text:style-name="T59">header</text:span><text:span text:style-name="T60">;</text:span></text:p>
          </table:table-cell>
          <table:table-cell table:style-name="ce39" office:value-type="string" calcext:value-type="string">
            <text:p>Скопировать данные из базы в файл.</text:p>
            <text:p>Русских букв в пути файла лучше не иметь!</text:p>
            <text:p><text:span text:style-name="T61">Пустой файл </text:span><text:span text:style-name="T62">'</text:span><text:span text:style-name="T63">./</text:span><text:span text:style-name="T64">output.csv'</text:span><text:span text:style-name="T65"> </text:span><text:span text:style-name="T66">подготовить заранее.</text:span></text:p>
          </table:table-cell>
        </table:table-row>
        <table:table-row table:style-name="ro1" table:number-rows-repeated="5">
          <table:table-cell table:style-name="ce39" table:number-columns-repeated="2"/>
        </table:table-row>
        <table:table-row table:style-name="ro1">
          <table:table-cell table:style-name="ce37" table:number-columns-repeated="2"/>
        </table:table-row>
        <table:table-row table:style-name="ro1">
          <table:table-cell table:style-name="ce53"/>
          <table:table-cell table:style-name="ce39"/>
        </table:table-row>
        <table:table-row table:style-name="ro1">
          <table:table-cell table:style-name="ce39" table:number-columns-repeated="2"/>
        </table:table-row>
        <table:table-row table:style-name="ro1">
          <table:table-cell table:style-name="ce38"/>
          <table:table-cell table:style-name="ce39"/>
        </table:table-row>
        <table:table-row table:style-name="ro1">
          <table:table-cell table:style-name="ce39" table:number-columns-repeated="2"/>
        </table:table-row>
        <table:table-row table:style-name="ro1">
          <table:table-cell table:style-name="ce43" table:number-columns-repeated="2"/>
        </table:table-row>
        <table:table-row table:style-name="ro1" table:number-rows-repeated="5">
          <table:table-cell table:style-name="ce39" table:number-columns-repeated="2"/>
        </table:table-row>
        <table:table-row table:style-name="ro1">
          <table:table-cell table:style-name="ce44" table:number-columns-repeated="2"/>
        </table:table-row>
        <table:table-row table:style-name="ro1" table:number-rows-repeated="2">
          <table:table-cell table:style-name="ce39" table:number-columns-repeated="2"/>
        </table:table-row>
        <table:table-row table:style-name="ro1">
          <table:table-cell table:style-name="ce44" table:number-columns-repeated="2"/>
        </table:table-row>
        <table:table-row table:style-name="ro1" table:number-rows-repeated="6">
          <table:table-cell table:style-name="ce39" table:number-columns-repeated="2"/>
        </table:table-row>
        <table:table-row table:style-name="ro1">
          <table:table-cell table:style-name="ce40" table:number-columns-repeated="2"/>
        </table:table-row>
        <table:table-row table:style-name="ro1" table:number-rows-repeated="5">
          <table:table-cell table:style-name="ce39" table:number-columns-repeated="2"/>
        </table:table-row>
        <table:table-row table:style-name="ro1">
          <table:table-cell table:style-name="ce40" table:number-columns-repeated="2"/>
        </table:table-row>
        <table:table-row table:style-name="ro1" table:number-rows-repeated="4">
          <table:table-cell table:style-name="ce39" table:number-columns-repeated="2"/>
        </table:table-row>
        <table:table-row table:style-name="ro1">
          <table:table-cell table:style-name="ce40" table:number-columns-repeated="2"/>
        </table:table-row>
        <table:table-row table:style-name="ro1" table:number-rows-repeated="2">
          <table:table-cell table:style-name="ce39" table:number-columns-repeated="2"/>
        </table:table-row>
        <table:table-row table:style-name="ro1">
          <table:table-cell table:style-name="ce40" table:number-columns-repeated="2"/>
        </table:table-row>
        <table:table-row table:style-name="ro1" table:number-rows-repeated="19">
          <table:table-cell table:style-name="ce39" table:number-columns-repeated="2"/>
        </table:table-row>
        <table:table-row table:style-name="ro1" table:number-rows-repeated="10484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.00.0000</text:date>, <text:time style:data-style-name="N2" text:time-value="11:41:42.6671433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8-09T11:47:31.726679615</dc:date>
    <meta:editing-duration>P3DT11H45M19S</meta:editing-duration>
    <meta:editing-cycles>1177</meta:editing-cycles>
    <meta:document-statistic meta:table-count="2" meta:cell-count="75" meta:object-count="0"/>
  </office:meta>
</office:document-meta>
</file>